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0.905cm" style:rel-column-width="3488*"/>
    </style:style>
    <style:style style:name="表1.B" style:family="table-column">
      <style:table-column-properties style:column-width="2.976cm" style:rel-column-width="11471*"/>
    </style:style>
    <style:style style:name="表1.C" style:family="table-column">
      <style:table-column-properties style:column-width="13.12cm" style:rel-column-width="50576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6pt" style:font-name-asian="Arial" style:font-size-asian="16pt" style:language-asian="ja" style:country-asian="JP" style:font-size-complex="16pt"/>
    </style:style>
    <style:style style:name="P2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3" style:family="paragraph" style:parent-style-name="Standard">
      <style:text-properties fo:font-size="14pt" style:font-name-asian="Arial" style:font-size-asian="14pt" style:language-asian="ja" style:country-asian="JP" style:font-size-complex="14pt"/>
    </style:style>
    <style:style style:name="P4" style:family="paragraph" style:parent-style-name="Standard">
      <style:text-properties fo:font-size="14pt" style:font-name-asian="Arial" style:font-size-asian="14pt" style:font-size-complex="14pt"/>
    </style:style>
    <style:style style:name="P5" style:family="paragraph" style:parent-style-name="Standard">
      <style:text-properties fo:font-size="15pt" style:font-name-asian="Arial" style:font-size-asian="15pt" style:language-asian="ja" style:country-asian="JP" style:font-size-complex="15pt"/>
    </style:style>
    <style:style style:name="P6" style:family="paragraph" style:parent-style-name="Standard">
      <style:text-properties style:font-name="Verdana" fo:font-size="14pt" style:font-name-asian="Arial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Verdana" fo:font-size="14pt" style:font-name-asian="Arial" style:font-size-asian="14pt" style:font-size-complex="14pt"/>
    </style:style>
    <style:style style:name="P8" style:family="paragraph" style:parent-style-name="Standard">
      <style:text-properties style:font-name="Verdana" fo:font-size="14pt" style:font-name-asian="Arial" style:font-size-asian="14pt" style:language-asian="ja" style:country-asian="JP" style:font-size-complex="14pt"/>
    </style:style>
    <style:style style:name="P9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11" style:family="paragraph" style:parent-style-name="Standard">
      <style:paragraph-properties fo:margin-top="0cm" fo:margin-bottom="0cm" fo:line-height="150%" style:writing-mode="lr-tb"/>
      <style:text-properties fo:font-size="14pt" style:font-name-asian="Arial" style:font-size-asian="14pt" style:font-size-complex="14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size="14pt" style:font-name-asian="Arial" style:font-size-asian="14pt" style:font-size-complex="14pt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Table_20_Contents">
      <style:text-properties style:font-name="Verdana" fo:font-size="14pt" style:font-size-asian="14pt" style:font-size-complex="14pt"/>
    </style:style>
    <style:style style:name="P16" style:family="paragraph" style:parent-style-name="Table_20_Contents">
      <style:text-properties fo:font-size="14pt" style:font-name-asian="Arial" style:font-size-asian="14pt" style:font-size-complex="14pt"/>
    </style:style>
    <style:style style:name="P17" style:family="paragraph" style:parent-style-name="Table_20_Contents">
      <style:text-properties fo:font-size="14pt" style:font-name-asian="Arial" style:font-size-asian="14pt" style:language-asian="ja" style:country-asian="JP" style:font-size-complex="14pt"/>
    </style:style>
    <style:style style:name="P18" style:family="paragraph" style:parent-style-name="Standard">
      <style:text-properties fo:font-size="14pt" style:font-name-asian="Arial" style:font-size-asian="14pt" style:font-size-complex="14pt"/>
    </style:style>
    <style:style style:name="P19" style:family="paragraph" style:parent-style-name="Standard" style:list-style-name="L1">
      <style:text-properties fo:font-size="14pt" style:font-name-asian="Arial" style:font-size-asian="14pt" style:font-size-complex="14pt"/>
    </style:style>
    <style:style style:name="P20" style:family="paragraph" style:parent-style-name="Standard" style:list-style-name="L6">
      <style:text-properties fo:font-size="14pt" style:font-name-asian="Arial" style:font-size-asian="14pt" style:font-size-complex="14pt"/>
    </style:style>
    <style:style style:name="P21" style:family="paragraph" style:parent-style-name="Standard" style:list-style-name="L7">
      <style:text-properties fo:font-size="14pt" style:font-name-asian="Arial" style:font-size-asian="14pt" style:font-size-complex="14pt"/>
    </style:style>
    <style:style style:name="P22" style:family="paragraph" style:parent-style-name="Standard" style:list-style-name="L8">
      <style:text-properties fo:font-size="14pt" style:font-name-asian="Arial" style:font-size-asian="14pt" style:font-size-complex="14pt"/>
    </style:style>
    <style:style style:name="P23" style:family="paragraph" style:parent-style-name="Standard" style:list-style-name="L9">
      <style:text-properties fo:font-size="14pt" style:font-name-asian="Arial" style:font-size-asian="14pt" style:font-size-complex="14pt"/>
    </style:style>
    <style:style style:name="P24" style:family="paragraph" style:parent-style-name="Standard" style:list-style-name="L10">
      <style:text-properties fo:font-size="14pt" style:font-name-asian="Arial" style:font-size-asian="14pt" style:font-size-complex="14pt"/>
    </style:style>
    <style:style style:name="P25" style:family="paragraph" style:parent-style-name="Standard" style:list-style-name="L12">
      <style:text-properties fo:font-size="14pt" style:font-name-asian="Arial" style:font-size-asian="14pt" style:font-size-complex="14pt"/>
    </style:style>
    <style:style style:name="P26" style:family="paragraph" style:parent-style-name="Standard" style:list-style-name="L13">
      <style:text-properties fo:font-size="14pt" style:font-name-asian="Arial" style:font-size-asian="14pt" style:font-size-complex="14pt"/>
    </style:style>
    <style:style style:name="P27" style:family="paragraph" style:parent-style-name="Standard" style:list-style-name="L14">
      <style:text-properties fo:font-size="14pt" style:font-name-asian="Arial" style:font-size-asian="14pt" style:font-size-complex="14pt"/>
    </style:style>
    <style:style style:name="P28" style:family="paragraph" style:parent-style-name="Standard" style:list-style-name="L15">
      <style:text-properties fo:font-size="14pt" style:font-name-asian="Arial" style:font-size-asian="14pt" style:font-size-complex="14pt"/>
    </style:style>
    <style:style style:name="P29" style:family="paragraph" style:parent-style-name="Standard" style:list-style-name="L16">
      <style:text-properties fo:font-size="14pt" style:font-name-asian="Arial" style:font-size-asian="14pt" style:font-size-complex="14pt"/>
    </style:style>
    <style:style style:name="P30" style:family="paragraph" style:parent-style-name="Standard" style:list-style-name="L18">
      <style:text-properties fo:font-size="14pt" style:font-name-asian="Arial" style:font-size-asian="14pt" style:font-size-complex="14pt"/>
    </style:style>
    <style:style style:name="P31" style:family="paragraph" style:parent-style-name="Standard" style:list-style-name="L19">
      <style:text-properties fo:font-size="14pt" style:font-name-asian="Arial" style:font-size-asian="14pt" style:font-size-complex="14pt"/>
    </style:style>
    <style:style style:name="P32" style:family="paragraph" style:parent-style-name="Standard" style:list-style-name="L20">
      <style:text-properties fo:font-size="14pt" style:font-name-asian="Arial" style:font-size-asian="14pt" style:font-size-complex="14pt"/>
    </style:style>
    <style:style style:name="P33" style:family="paragraph" style:parent-style-name="Standard" style:list-style-name="L21">
      <style:text-properties fo:font-size="14pt" style:font-name-asian="Arial" style:font-size-asian="14pt" style:font-size-complex="14pt"/>
    </style:style>
    <style:style style:name="P34" style:family="paragraph" style:parent-style-name="Standard" style:list-style-name="L22">
      <style:text-properties fo:font-size="14pt" style:font-name-asian="Arial" style:font-size-asian="14pt" style:font-size-complex="14pt"/>
    </style:style>
    <style:style style:name="P35" style:family="paragraph" style:parent-style-name="Standard" style:list-style-name="L24">
      <style:text-properties fo:font-size="14pt" style:font-name-asian="Arial" style:font-size-asian="14pt" style:font-size-complex="14pt"/>
    </style:style>
    <style:style style:name="P36" style:family="paragraph" style:parent-style-name="Standard" style:list-style-name="L25">
      <style:text-properties fo:font-size="14pt" style:font-name-asian="Arial" style:font-size-asian="14pt" style:font-size-complex="14pt"/>
    </style:style>
    <style:style style:name="P37" style:family="paragraph" style:parent-style-name="Standard" style:list-style-name="L26">
      <style:text-properties fo:font-size="14pt" style:font-name-asian="Arial" style:font-size-asian="14pt" style:font-size-complex="14pt"/>
    </style:style>
    <style:style style:name="P38" style:family="paragraph" style:parent-style-name="Standard" style:list-style-name="L27">
      <style:text-properties fo:font-size="14pt" style:font-name-asian="Arial" style:font-size-asian="14pt" style:font-size-complex="14pt"/>
    </style:style>
    <style:style style:name="P39" style:family="paragraph" style:parent-style-name="Standard" style:list-style-name="L29">
      <style:text-properties fo:font-size="14pt" style:font-name-asian="Arial" style:font-size-asian="14pt" style:font-size-complex="14pt"/>
    </style:style>
    <style:style style:name="P40" style:family="paragraph" style:parent-style-name="Standard" style:list-style-name="L30">
      <style:text-properties fo:font-size="14pt" style:font-name-asian="Arial" style:font-size-asian="14pt" style:font-size-complex="14pt"/>
    </style:style>
    <style:style style:name="P41" style:family="paragraph" style:parent-style-name="Standard">
      <style:text-properties fo:font-size="14pt" style:font-name-asian="Arial" style:font-size-asian="14pt" style:language-asian="ja" style:country-asian="JP" style:font-size-complex="14pt"/>
    </style:style>
    <style:style style:name="P42" style:family="paragraph" style:parent-style-name="Standard" style:list-style-name="L1">
      <style:text-properties fo:font-size="14pt" style:font-name-asian="Arial" style:font-size-asian="14pt" style:language-asian="ja" style:country-asian="JP" style:font-size-complex="14pt"/>
    </style:style>
    <style:style style:name="P43" style:family="paragraph" style:parent-style-name="Standard" style:list-style-name="L7">
      <style:text-properties fo:font-size="14pt" style:font-name-asian="Arial" style:font-size-asian="14pt" style:language-asian="ja" style:country-asian="JP" style:font-size-complex="14pt"/>
    </style:style>
    <style:style style:name="P44" style:family="paragraph" style:parent-style-name="Standard" style:list-style-name="L11">
      <style:text-properties fo:font-size="14pt" style:font-name-asian="Arial" style:font-size-asian="14pt" style:language-asian="ja" style:country-asian="JP" style:font-size-complex="14pt"/>
    </style:style>
    <style:style style:name="P45" style:family="paragraph" style:parent-style-name="Standard">
      <style:text-properties style:font-name="Verdana" fo:font-size="15pt" fo:background-color="#ffff00" style:font-name-asian="Arial" style:font-size-asian="15pt" style:language-asian="ja" style:country-asian="JP" style:font-size-complex="15pt"/>
    </style:style>
    <style:style style:name="P46" style:family="paragraph" style:parent-style-name="Standard">
      <style:text-properties style:font-name="Verdana" fo:font-size="15pt" fo:background-color="transparent" style:font-name-asian="Arial" style:font-size-asian="15pt" style:language-asian="ja" style:country-asian="JP" style:font-size-complex="15pt"/>
    </style:style>
    <style:style style:name="P47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48" style:family="paragraph" style:parent-style-name="Table_20_Contents" style:list-style-name="L2"/>
    <style:style style:name="P49" style:family="paragraph" style:parent-style-name="Table_20_Contents" style:list-style-name="L2">
      <style:text-properties fo:font-size="14pt" style:font-name-asian="Arial" style:font-size-asian="14pt" style:font-size-complex="14pt"/>
    </style:style>
    <style:style style:name="P50" style:family="paragraph" style:parent-style-name="Table_20_Contents" style:list-style-name="L3">
      <style:text-properties fo:font-size="14pt" style:font-name-asian="Arial" style:font-size-asian="14pt" style:font-size-complex="14pt"/>
    </style:style>
    <style:style style:name="P51" style:family="paragraph" style:parent-style-name="Table_20_Contents" style:list-style-name="L4">
      <style:text-properties fo:font-size="14pt" style:font-name-asian="Arial" style:font-size-asian="14pt" style:font-size-complex="14pt"/>
    </style:style>
    <style:style style:name="P52" style:family="paragraph" style:parent-style-name="Table_20_Contents" style:list-style-name="L5">
      <style:text-properties fo:font-size="14pt" style:font-name-asian="Arial" style:font-size-asian="14pt" style:font-size-complex="14pt"/>
    </style:style>
    <style:style style:name="P53" style:family="paragraph" style:parent-style-name="Text_20_body" style:list-style-name="L17">
      <style:paragraph-properties fo:margin-top="0cm" fo:margin-bottom="0cm" fo:line-height="138%" style:writing-mode="lr-tb"/>
      <style:text-properties fo:font-size="16pt" style:font-name-asian="Arial" style:font-size-asian="14pt" style:font-size-complex="14pt"/>
    </style:style>
    <style:style style:name="P54" style:family="paragraph" style:parent-style-name="Text_20_body" style:list-style-name="L19">
      <style:paragraph-properties fo:margin-top="0cm" fo:margin-bottom="0cm" fo:line-height="138%" style:writing-mode="lr-tb"/>
      <style:text-properties fo:font-size="14pt" fo:font-weight="normal" style:font-name-asian="Arial" style:font-size-asian="14pt" style:font-size-complex="14pt"/>
    </style:style>
    <style:style style:name="P55" style:family="paragraph" style:parent-style-name="Text_20_body" style:list-style-name="L23">
      <style:paragraph-properties fo:margin-top="0cm" fo:margin-bottom="0cm" fo:line-height="138%" style:writing-mode="lr-tb"/>
      <style:text-properties fo:font-size="14pt" fo:font-weight="normal" style:font-name-asian="Arial" style:font-size-asian="14pt" style:font-size-complex="14pt"/>
    </style:style>
    <style:style style:name="P56" style:family="paragraph" style:parent-style-name="Text_20_body" style:list-style-name="L23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 style:font-name-asian="Arial" style:font-size-asian="14pt" style:font-size-complex="14pt"/>
    </style:style>
    <style:style style:name="P5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1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4pt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4" style:family="text">
      <style:text-properties fo:background-color="#66ff00"/>
    </style:style>
    <style:style style:name="T5" style:family="text">
      <style:text-properties fo:font-size="14pt"/>
    </style:style>
    <style:style style:name="T6" style:family="text">
      <style:text-properties fo:font-size="14pt" style:font-name-asian="Arial" style:font-size-asian="14pt" style:font-size-complex="14pt"/>
    </style:style>
    <style:style style:name="T7" style:family="text">
      <style:text-properties style:language-asian="ja" style:country-asian="JP"/>
    </style:style>
    <style:style style:name="T8" style:family="text">
      <style:text-properties style:font-name="Verdana" fo:font-size="14pt" style:font-size-asian="14pt" style:font-size-complex="14pt"/>
    </style:style>
    <style:style style:name="T9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2"/>
      <text:p text:style-name="P12">---------------------------------------------------------------------------</text:p>
      <text:p text:style-name="P14">res free# JVEMV6 37#20_1 / 37. miscs / 20. philosophy / 20191211_084633</text:p>
      <text:p text:style-name="P4"/>
      <text:p text:style-name="P4">[do]</text:p>
      <text:list xml:id="list1708667732474078508" text:style-name="L1">
        <text:list-item>
          <text:p text:style-name="P19"><text:ruby text:style-name="Ru1"><text:ruby-base>精霊</text:ruby-base><text:ruby-text>せいれい</text:ruby-text></text:ruby></text:p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6"/>
          </table:table-cell>
          <table:table-cell table:style-name="表1.A1" table:number-rows-spanned="4" office:value-type="string">
            <text:p text:style-name="P17">意味</text:p>
          </table:table-cell>
          <table:table-cell table:style-name="表1.C1" office:value-type="string">
            <text:list xml:id="list2151718967769822046" text:style-name="L2">
              <text:list-item>
                <text:p text:style-name="P49">ひとつひとつに</text:p>
              </text:list-item>
              <text:list-item>
                <text:p text:style-name="P49">宿っている、とされる</text:p>
              </text:list-item>
              <text:list-item>
                <text:p text:style-name="P49">超自然的な</text:p>
              </text:list-item>
              <text:list-item>
                <text:p text:style-name="P48"><text:span text:style-name="T6">存在</text:span><text:span text:style-name="T6"><text:note text:id="ftn1" text:note-class="footnote"><text:note-citation>1</text:note-citation><text:note-body><text:p text:style-name="Footnote"><text:a xlink:type="simple" xlink:href="https://ja.wikipedia.org/wiki/精霊" text:style-name="Internet_20_link" text:visited-style-name="Visited_20_Internet_20_Link">https://ja.wikipedia.org/wiki/精霊</text:a></text:p></text:note-body></text:note></text:span></text:p>
              </text:list-item>
            </text:list>
          </table:table-cell>
        </table:table-row>
        <table:table-row>
          <table:table-cell table:style-name="表1.A2" office:value-type="string">
            <text:p text:style-name="P16"/>
          </table:table-cell>
          <table:covered-table-cell/>
          <table:table-cell table:style-name="表1.C2" office:value-type="string">
            <text:list xml:id="list3391166098297422572" text:style-name="L3">
              <text:list-item>
                <text:p text:style-name="P50">万物の</text:p>
              </text:list-item>
              <text:list-item>
                <text:p text:style-name="P50">根源をなしている、とされる</text:p>
              </text:list-item>
              <text:list-item>
                <text:p text:style-name="P50">不思議な</text:p>
              </text:list-item>
              <text:list-item>
                <text:p text:style-name="P50">気<text:note text:id="ftn2" text:note-class="footnote"><text:note-citation>2</text:note-citation><text:note-body><text:p text:style-name="Footnote"><text:a xlink:type="simple" xlink:href="https://ja.wikipedia.org/wiki/精霊" text:style-name="Internet_20_link" text:visited-style-name="Visited_20_Internet_20_Link">https://ja.wikipedia.org/wiki/精霊</text:a></text:p></text:note-body></text:note></text:p>
              </text:list-item>
            </text:list>
          </table:table-cell>
        </table:table-row>
        <table:table-row>
          <table:table-cell table:style-name="表1.A2" office:value-type="string">
            <text:p text:style-name="P16"/>
          </table:table-cell>
          <table:covered-table-cell/>
          <table:table-cell table:style-name="表1.C2" office:value-type="string">
            <text:list xml:id="list126901453090013836" text:style-name="L4">
              <text:list-item>
                <text:p text:style-name="P51">肉体から</text:p>
              </text:list-item>
              <text:list-item>
                <text:p text:style-name="P51">解放された</text:p>
              </text:list-item>
              <text:list-item>
                <text:p text:style-name="P51">自由な</text:p>
              </text:list-item>
              <text:list-item>
                <text:p text:style-name="P51">霊<text:note text:id="ftn3" text:note-class="footnote"><text:note-citation>3</text:note-citation><text:note-body><text:p text:style-name="Footnote"><text:a xlink:type="simple" xlink:href="https://ja.wikipedia.org/wiki/精霊" text:style-name="Internet_20_link" text:visited-style-name="Visited_20_Internet_20_Link">https://ja.wikipedia.org/wiki/精霊</text:a></text:p></text:note-body></text:note></text:p>
              </text:list-item>
            </text:list>
          </table:table-cell>
        </table:table-row>
        <table:table-row>
          <table:table-cell table:style-name="表1.A2" office:value-type="string">
            <text:p text:style-name="P16"/>
          </table:table-cell>
          <table:covered-table-cell/>
          <table:table-cell table:style-name="表1.C2" office:value-type="string">
            <text:list xml:id="list2581782185746714877" text:style-name="L5">
              <text:list-item>
                <text:p text:style-name="P52">「 と こ よ (<text:span text:style-name="T7">常世</text:span>)」 に</text:p>
              </text:list-item>
              <text:list-item>
                <text:p text:style-name="P52">旅立った</text:p>
              </text:list-item>
              <text:list-item>
                <text:p text:style-name="P52">霊魂<text:span text:style-name="T7">　=&gt;　「しょうりょう」</text:span></text:p>
              </text:list-item>
            </text:list>
          </table:table-cell>
        </table:table-row>
      </table:table>
      <text:list xml:id="list36406036" text:continue-list="list1708667732474078508" text:style-name="L1">
        <text:list-item>
          <text:list>
            <text:list-item>
              <text:p text:style-name="P42">READ <text:a xlink:type="simple" xlink:href="https://ko.wikipedia.org/wiki/정령_(신화" text:style-name="Internet_20_link" text:visited-style-name="Visited_20_Internet_20_Link">https://ko.wikipedia.org/wiki/정령_(신화</text:a>)</text:p>
            </text:list-item>
            <text:list-item>
              <text:p text:style-name="P19"><text:span text:style-name="T7">READ </text:span><text:a xlink:type="simple" xlink:href="https://namu.wiki/w/정령" text:style-name="Internet_20_link" text:visited-style-name="Visited_20_Internet_20_Link">https://namu.wiki/w/정령</text:a></text:p>
            </text:list-item>
          </text:list>
        </text:list-item>
      </text:list>
      <text:p text:style-name="P4"/>
      <text:p text:style-name="P4">[next]</text:p>
      <text:list xml:id="list8686539418850256282" text:style-name="L6">
        <text:list-item>
          <text:p text:style-name="P20"><text:a xlink:type="simple" xlink:href="https://zh.wikipedia.org/wiki/灵魂" text:style-name="Internet_20_link" text:visited-style-name="Visited_20_Internet_20_Link">https://zh.wikipedia.org/wiki/灵魂</text:a></text:p>
        </text:list-item>
        <text:list-item>
          <text:p text:style-name="P20"><text:a xlink:type="simple" xlink:href="https://www.gotquestions.org/Japanese/Japanese-soul-spirit.html" text:style-name="Internet_20_link" text:visited-style-name="Visited_20_Internet_20_Link">https://www.gotquestions.org/Japanese/Japanese-soul-spirit.html</text:a> “人の魂と霊には違いがあるのですか？”</text:p>
        </text:list-item>
        <text:list-item>
          <text:p text:style-name="P20"><text:a xlink:type="simple" xlink:href="https://duckduckgo.com/?q=聖書+虐殺+神&amp;t=opera&amp;ia=web" text:style-name="Internet_20_link" text:visited-style-name="Visited_20_Internet_20_Link">https://duckduckgo.com/?q=聖書+虐殺+神&amp;t=opera&amp;ia=web</text:a></text:p>
        </text:list-item>
        <text:list-item>
          <text:p text:style-name="P20"><text:a xlink:type="simple" xlink:href="https://true-ark.com/bible-faq-gods-rightousness/#i-5" text:style-name="Internet_20_link" text:visited-style-name="Visited_20_Internet_20_Link">https://true-ark.com/bible-faq-gods-rightousness/#i-5</text:a></text:p>
        </text:list-item>
        <text:list-item>
          <text:p text:style-name="P20"><text:a xlink:type="simple" xlink:href="http://www.ne.jp/asahi/petros/izumi/2004msg/040125.htm" text:style-name="Internet_20_link" text:visited-style-name="Visited_20_Internet_20_Link">http://www.ne.jp/asahi/petros/izumi/2004msg/040125.htm</text:a></text:p>
        </text:list-item>
      </text:list>
      <text:p text:style-name="P4"/>
      <text:p text:style-name="P4"/>
      <text:p text:style-name="P4">[<text:span text:style-name="T4">/ 20191211_094642</text:span>]</text:p>
      <text:p text:style-name="P4"/>
      <text:p text:style-name="P4"/>
      <text:p text:style-name="P4"><text:soft-page-break/></text:p>
      <text:p text:style-name="P2"/>
      <text:p text:style-name="P12">---------------------------------------------------------------------------</text:p>
      <text:p text:style-name="P14">res free# JVEMV6 37#20_2 / 37. miscs / 20. philosophy / 20191213_082840</text:p>
      <text:p text:style-name="P4"/>
      <text:p text:style-name="P4">[do]</text:p>
      <text:list xml:id="list4470745779533749667" text:style-name="L7">
        <text:list-item>
          <text:p text:style-name="P43">ナホム</text:p>
          <text:list>
            <text:list-item>
              <text:p text:style-name="P21"><text:a xlink:type="simple" xlink:href="https://ko.wikipedia.org/wiki/나훔서" text:style-name="Internet_20_link" text:visited-style-name="Visited_20_Internet_20_Link">https://ko.wikipedia.org/wiki/나훔서</text:a></text:p>
            </text:list-item>
            <text:list-item>
              <text:p text:style-name="P21"/>
            </text:list-item>
          </text:list>
        </text:list-item>
      </text:list>
      <text:p text:style-name="P4"/>
      <text:p text:style-name="P4">[next]</text:p>
      <text:list xml:id="list8653929565018302858" text:style-name="L8">
        <text:list-item>
          <text:p text:style-name="P22"/>
        </text:list-item>
      </text:list>
      <text:p text:style-name="P4"/>
      <text:p text:style-name="P4"/>
      <text:p text:style-name="P4"/>
      <text:p text:style-name="P4">[<text:span text:style-name="T4">/ XXX</text:span>]</text:p>
      <text:p text:style-name="P4"/>
      <text:p text:style-name="P4"/>
      <text:p text:style-name="P2"/>
      <text:p text:style-name="P4"/>
      <text:p text:style-name="P12">---------------------------------------------------------------------------</text:p>
      <text:p text:style-name="P14">res free# JVEMV6 37#20_3 / 37. miscs / 20. philosophy / 20191215_091101</text:p>
      <text:p text:style-name="P4"/>
      <text:p text:style-name="P4">[do]</text:p>
      <text:list xml:id="list5934246035446421889" text:style-name="L9">
        <text:list-item>
          <text:p text:style-name="P23"><text:a xlink:type="simple" xlink:href="https://ko.wikipedia.org/wiki/바뤼흐_스피노자" text:style-name="Internet_20_link" text:visited-style-name="Visited_20_Internet_20_Link">https://ko.wikipedia.org/wiki/바뤼흐_스피노자</text:a></text:p>
          <text:list>
            <text:list-item>
              <text:p text:style-name="P23"><text:a xlink:type="simple" xlink:href="https://ko.wikipedia.org/wiki/바뤼흐_스피노자#신" text:style-name="Internet_20_link" text:visited-style-name="Visited_20_Internet_20_Link">https://ko.wikipedia.org/wiki/바뤼흐_스피노자#신</text:a></text:p>
            </text:list-item>
            <text:list-item>
              <text:p text:style-name="P23"><text:a xlink:type="simple" xlink:href="https://ko.wikipedia.org/wiki/바뤼흐_스피노자#코나투스" text:style-name="Internet_20_link" text:visited-style-name="Visited_20_Internet_20_Link">https://ko.wikipedia.org/wiki/바뤼흐_스피노자#코나투스</text:a></text:p>
            </text:list-item>
          </text:list>
        </text:list-item>
      </text:list>
      <text:p text:style-name="P4"/>
      <text:p text:style-name="P4"/>
      <text:p text:style-name="P4">[next]</text:p>
      <text:list xml:id="list4116996989543956170" text:style-name="L10">
        <text:list-item>
          <text:p text:style-name="P24">ANY</text:p>
        </text:list-item>
      </text:list>
      <text:p text:style-name="P4"/>
      <text:p text:style-name="P4"/>
      <text:p text:style-name="P4"/>
      <text:p text:style-name="P4">[<text:span text:style-name="T4">/ 20191215_091725</text:span>]</text:p>
      <text:p text:style-name="P4"/>
      <text:p text:style-name="P4"/>
      <text:p text:style-name="P2"/>
      <text:p text:style-name="P12">---------------------------------------------------------------------------</text:p>
      <text:p text:style-name="P14">res free# JVEMV6 37#20_4 / 37. miscs / 20. philosophy / 20191215_232603</text:p>
      <text:p text:style-name="P4"/>
      <text:p text:style-name="P4"><text:soft-page-break/>[do]</text:p>
      <text:list xml:id="list4651614699948994141" text:style-name="L11">
        <text:list-item>
          <text:p text:style-name="P44">サラスヴァティー</text:p>
          <text:list>
            <text:list-item>
              <text:p text:style-name="P44"><text:a xlink:type="simple" xlink:href="https://hi.wikipedia.org/wiki/दय" text:style-name="Internet_20_link" text:visited-style-name="Visited_20_Internet_20_Link">https://hi.wikipedia.org/wiki/दय</text:a>ानन्द_सरस्वती</text:p>
            </text:list-item>
            <text:list-item>
              <text:p text:style-name="P44"/>
            </text:list-item>
            <text:list-item>
              <text:p text:style-name="P44"/>
            </text:list-item>
          </text:list>
        </text:list-item>
      </text:list>
      <text:p text:style-name="P4"/>
      <text:p text:style-name="P4">[next]</text:p>
      <text:list xml:id="list5976517234016762759" text:style-name="L12">
        <text:list-item>
          <text:p text:style-name="P25">ANY</text:p>
        </text:list-item>
      </text:list>
      <text:p text:style-name="P4"/>
      <text:p text:style-name="P4"/>
      <text:p text:style-name="P4">[<text:span text:style-name="T4">/ 20191215_235530</text:span>]</text:p>
      <text:p text:style-name="P4"/>
      <text:p text:style-name="P4"/>
      <text:p text:style-name="P2"/>
      <text:p text:style-name="P12">---------------------------------------------------------------------------</text:p>
      <text:p text:style-name="P14">res free# JVEMV6 37#20_5 / 37. miscs / 20. philosophy / 20191216_083531</text:p>
      <text:p text:style-name="P4"/>
      <text:p text:style-name="P4">[do]</text:p>
      <text:list xml:id="list4529646998987728515" text:style-name="L13">
        <text:list-item>
          <text:p text:style-name="P26">kabir</text:p>
          <text:list>
            <text:list-item>
              <text:p text:style-name="P26"><text:a xlink:type="simple" xlink:href="https://hi.wikipedia.org/wiki/कब" text:style-name="Internet_20_link" text:visited-style-name="Visited_20_Internet_20_Link">https://hi.wikipedia.org/wiki/कब</text:a>ीर </text:p>
              <text:list>
                <text:list-item>
                  <text:p text:style-name="P26">==&gt; docs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2066205048972644744" text:style-name="L14">
        <text:list-item>
          <text:p text:style-name="P27">==&gt; see docs</text:p>
        </text:list-item>
      </text:list>
      <text:p text:style-name="P4"/>
      <text:p text:style-name="P4"/>
      <text:p text:style-name="P4"/>
      <text:p text:style-name="P4">[<text:span text:style-name="T4">/ 20191216_085336</text:span>]</text:p>
      <text:p text:style-name="P4"/>
      <text:p text:style-name="P4"/>
      <text:p text:style-name="P4"/>
      <text:p text:style-name="P10"/>
      <text:p text:style-name="P12">---------------------------------------------------------------------------</text:p>
      <text:p text:style-name="P14">res free# JVEMV6 37#20_6 / 37. miscs / 20. philosophy / 20191216_101300</text:p>
      <text:p text:style-name="P4"/>
      <text:p text:style-name="P4">[do]</text:p>
      <text:list xml:id="list7918169279165839229" text:style-name="L15">
        <text:list-item>
          <text:p text:style-name="P28">Indian traditional music</text:p>
          <text:list>
            <text:list-item>
              <text:p text:style-name="P28"><text:a xlink:type="simple" xlink:href="https://hi.wikipedia.org/wiki/श" text:style-name="Internet_20_link" text:visited-style-name="Visited_20_Internet_20_Link">https://hi.wikipedia.org/wiki/श</text:a>ास्त्रीय_संगीत <text:s/></text:p>
              <text:list>
                <text:list-item>
                  <text:p text:style-name="P28">==&gt; doc</text:p>
                </text:list-item>
              </text:list>
            </text:list-item>
          </text:list>
        </text:list-item>
      </text:list>
      <text:p text:style-name="P4"/>
      <text:p text:style-name="P4"><text:soft-page-break/>[next]</text:p>
      <text:list xml:id="list5822792275900332285" text:style-name="L16">
        <text:list-item>
          <text:p text:style-name="P29"><text:a xlink:type="simple" xlink:href="https://hi.wikipedia.org/wiki/श" text:style-name="Internet_20_link" text:visited-style-name="Visited_20_Internet_20_Link">https://hi.wikipedia.org/wiki/श</text:a>ास्त्रीय_संगीत “शास्त्रीय संगीत को ”</text:p>
        </text:list-item>
      </text:list>
      <text:p text:style-name="P4"/>
      <text:p text:style-name="P4"/>
      <text:p text:style-name="P4"/>
      <text:p text:style-name="P4">[<text:span text:style-name="T4">/ 20191216_102716</text:span>]</text:p>
      <text:p text:style-name="P4"/>
      <text:p text:style-name="P10"/>
      <text:p text:style-name="P12">---------------------------------------------------------------------------</text:p>
      <text:p text:style-name="P14">res free# JVEMV6 37#20_7 / 37. miscs / 20. philosophy / XXXX</text:p>
      <text:p text:style-name="P4"/>
      <text:p text:style-name="P4">[do]</text:p>
      <text:list xml:id="list791863466052994788" text:style-name="L17">
        <text:list-item>
          <text:p text:style-name="P53"><text:a xlink:type="simple" xlink:href="https://hi.wikipedia.org/wiki/कब" text:style-name="Internet_20_link" text:visited-style-name="Visited_20_Internet_20_Link">https://hi.wikipedia.org/wiki/कब</text:a><text:span text:style-name="T2">ीर </text:span></text:p>
        </text:list-item>
      </text:list>
      <text:p text:style-name="P4"/>
      <text:p text:style-name="P4">[next]</text:p>
      <text:list xml:id="list8964627224377769709" text:style-name="L18">
        <text:list-item>
          <text:p text:style-name="P30">==&gt; see doc</text:p>
        </text:list-item>
      </text:list>
      <text:p text:style-name="P4"/>
      <text:p text:style-name="P4"/>
      <text:p text:style-name="P4"/>
      <text:p text:style-name="P4">[<text:span text:style-name="T4">/ 20191217_094630</text:span>]</text:p>
      <text:p text:style-name="P4"/>
      <text:p text:style-name="P4"/>
      <text:p text:style-name="P10"/>
      <text:p text:style-name="P12">---------------------------------------------------------------------------</text:p>
      <text:p text:style-name="P14">res free# JVEMV6 37#20_8 / 37. miscs / 20. philosophy / 20191218_143635</text:p>
      <text:p text:style-name="P4"/>
      <text:p text:style-name="P4">[do]</text:p>
      <text:list xml:id="list4648574655974526344" text:style-name="L19">
        <text:list-item>
          <text:p text:style-name="P54"><text:span text:style-name="T3">“ उनका लेखन” </text:span><text:a xlink:type="simple" xlink:href="https://hi.wikipedia.org/wiki/कब" text:style-name="Internet_20_link" text:visited-style-name="Visited_20_Internet_20_Link">https://hi.wikipedia.org/wiki/कब</text:a><text:span text:style-name="T3">ीर </text:span></text:p>
          <text:list>
            <text:list-item>
              <text:p text:style-name="P31">==&gt; doc</text:p>
            </text:list-item>
          </text:list>
        </text:list-item>
      </text:list>
      <text:p text:style-name="P4"/>
      <text:p text:style-name="P4">[next]</text:p>
      <text:list xml:id="list433948483090583626" text:style-name="L20">
        <text:list-item>
          <text:p text:style-name="P32">==&gt; doc</text:p>
        </text:list-item>
      </text:list>
      <text:p text:style-name="P4"/>
      <text:p text:style-name="P4"/>
      <text:p text:style-name="P4">[<text:span text:style-name="T4">/ 20191218_150455</text:span>]</text:p>
      <text:p text:style-name="P4"/>
      <text:p text:style-name="P4"/>
      <text:p text:style-name="P10"/>
      <text:p text:style-name="P12"><text:soft-page-break/>---------------------------------------------------------------------------</text:p>
      <text:p text:style-name="P14">res free# JVEMV6 37#20_9 / 37. miscs / 20. philosophy / 20191218_150754</text:p>
      <text:p text:style-name="P4"/>
      <text:p text:style-name="P4">[do]</text:p>
      <text:list xml:id="list4939584417456254291" text:style-name="L21">
        <text:list-item>
          <text:p text:style-name="P33"><text:a xlink:type="simple" xlink:href="https://ar.wikipedia.org/wiki/صوفية" text:style-name="Internet_20_link" text:visited-style-name="Visited_20_Internet_20_Link">https://ar.wikipedia.org/wiki/صوفية</text:a></text:p>
          <text:list>
            <text:list-item>
              <text:p text:style-name="P33">==&gt; doc</text:p>
            </text:list-item>
          </text:list>
        </text:list-item>
      </text:list>
      <text:p text:style-name="P4"/>
      <text:p text:style-name="P4">[next]</text:p>
      <text:list xml:id="list7500674997360084783" text:style-name="L22">
        <text:list-item>
          <text:p text:style-name="P34"/>
        </text:list-item>
      </text:list>
      <text:p text:style-name="P4"/>
      <text:p text:style-name="P4"/>
      <text:p text:style-name="P4">[<text:span text:style-name="T4">/ 20191218_152626</text:span>]</text:p>
      <text:p text:style-name="P4"/>
      <text:p text:style-name="P4"/>
      <text:p text:style-name="P10"/>
      <text:p text:style-name="P12">---------------------------------------------------------------------------</text:p>
      <text:p text:style-name="P14">res free# JVEMV6 37#20_10 / 37. miscs / 20. philosophy / 20191219_134225</text:p>
      <text:p text:style-name="P4"/>
      <text:p text:style-name="P4">[do]</text:p>
      <text:list xml:id="list2409552629259769418" text:style-name="L23">
        <text:list-item>
          <text:p text:style-name="P55"><text:span text:style-name="T3">उनका लेखन” </text:span><text:a xlink:type="simple" xlink:href="https://hi.wikipedia.org/wiki/कब" text:style-name="Internet_20_link" text:visited-style-name="Visited_20_Internet_20_Link">https://hi.wikipedia.org/wiki/कब</text:a><text:span text:style-name="T3">ीर </text:span></text:p>
          <text:list>
            <text:list-item>
              <text:p text:style-name="P56"/>
            </text:list-item>
          </text:list>
        </text:list-item>
      </text:list>
      <text:p text:style-name="P4"/>
      <text:p text:style-name="P4">[next]</text:p>
      <text:list xml:id="list2791593500652457930" text:style-name="L24">
        <text:list-item>
          <text:p text:style-name="P35"/>
        </text:list-item>
      </text:list>
      <text:p text:style-name="P4"/>
      <text:p text:style-name="P4"/>
      <text:p text:style-name="P4"/>
      <text:p text:style-name="P4">[<text:span text:style-name="T4">/ 20191219_142408</text:span>]</text:p>
      <text:p text:style-name="P4"/>
      <text:p text:style-name="P4"/>
      <text:p text:style-name="P10"/>
      <text:p text:style-name="P12"><text:span text:style-name="T9">10</text:span>---------------------------------------------------------------------------</text:p>
      <text:p text:style-name="P14">[11] res free# JVEMV6 37#20_11.1 / 37. miscs / 20. philosophy / 11. <text:span text:style-name="T5">WALKER'S APPEAL /</text:span> 20200710_162658</text:p>
      <text:p text:style-name="P4"/>
      <text:p text:style-name="P4">[do]</text:p>
      <text:list xml:id="list5576149928933470309" text:style-name="L25">
        <text:list-item>
          <text:p text:style-name="P36">read ==&gt; M-1</text:p>
          <text:list>
            <text:list-item>
              <text:p text:style-name="P36"><text:soft-page-break/>WALKER'S APPEAL<text:tab/><text:a xlink:type="simple" xlink:href="https://www.gutenberg.org/files/16516/16516-h/16516-h.htm#APPEAL_c" text:style-name="Internet_20_link" text:visited-style-name="Visited_20_Internet_20_Link">https://www.gutenberg.org/files/16516/16516-h/16516-h.htm#APPEAL_c</text:a> x</text:p>
            </text:list-item>
          </text:list>
        </text:list-item>
      </text:list>
      <text:p text:style-name="P4"/>
      <text:p text:style-name="P4">[next]</text:p>
      <text:list xml:id="list3796112209182723705" text:style-name="L26">
        <text:list-item>
          <text:p text:style-name="P37">M-1 : #2</text:p>
        </text:list-item>
      </text:list>
      <text:p text:style-name="P4"/>
      <text:p text:style-name="P4"/>
      <text:p text:style-name="P4"/>
      <text:p text:style-name="P4">[<text:span text:style-name="T4">/ XXX</text:span>]</text:p>
      <text:p text:style-name="P4"/>
      <text:p text:style-name="P4"/>
      <text:p text:style-name="P10"/>
      <text:p text:style-name="P12">[XX]---------------------------------------------------------------------------</text:p>
      <text:p text:style-name="P14">[12] res free# JVEMV6 37#20_11.1 / 37. miscs / 20. philosophy / 11. <text:span text:style-name="T5">WALKER'S APPEAL /</text:span> 20200829_161752</text:p>
      <text:p text:style-name="P11"/>
      <text:p text:style-name="P4">[do]</text:p>
      <text:list xml:id="list8676630979371142039" text:style-name="L29">
        <text:list-item>
          <text:p text:style-name="P39"/>
        </text:list-item>
      </text:list>
      <text:p text:style-name="P4"/>
      <text:p text:style-name="P4">[next]</text:p>
      <text:list xml:id="list8625741017132691840" text:style-name="L27">
        <text:list-item>
          <text:p text:style-name="P38">continue</text:p>
        </text:list-item>
      </text:list>
      <text:p text:style-name="P4"/>
      <text:p text:style-name="P4"/>
      <text:p text:style-name="P4">[<text:span text:style-name="T4">/ XXX</text:span>]</text:p>
      <text:p text:style-name="P4"/>
      <text:p text:style-name="P4"/>
      <text:p text:style-name="P10">@@@</text:p>
      <text:p text:style-name="P12">[XX]---------------------------------------------------------------------------</text:p>
      <text:p text:style-name="P58">[13] res free# JVEMV6 37#20_11.1 / 37. miscs / 20. philosophy / 11. <text:span text:style-name="T5">WALKER'S APPEAL /</text:span> XXX</text:p>
      <text:p text:style-name="P3"/>
      <text:p text:style-name="P4">[do]</text:p>
      <text:list xml:id="list7183486489420089916" text:style-name="L30">
        <text:list-item>
          <text:p text:style-name="P40"/>
        </text:list-item>
      </text:list>
      <text:p text:style-name="P4"/>
      <text:p text:style-name="P4">[next]</text:p>
      <text:p text:style-name="P4"/>
      <text:p text:style-name="P4"/>
      <text:p text:style-name="P3">[<text:span text:style-name="T4">/ XXX</text:span>]</text:p>
      <text:p text:style-name="P3"/>
      <text:p text:style-name="P1"><text:soft-page-break/></text:p>
      <text:p text:style-name="P9">----------------------------------------------- [TEMPLATE] 20191203_084752</text:p>
      <text:p text:style-name="P12">[XX]---------------------------------------------------------------------------</text:p>
      <text:p text:style-name="P14">[XX] res free# JVEMV6 37#20_XX / 37. miscs / 20. philosophy / XXXX</text:p>
      <text:p text:style-name="P4"/>
      <text:p text:style-name="P4">[do]</text:p>
      <text:list xml:id="list36414446" text:continue-list="list36406036" text:style-name="L1">
        <text:list-item>
          <text:p text:style-name="P19"/>
        </text:list-item>
      </text:list>
      <text:p text:style-name="P4"/>
      <text:p text:style-name="P4">[next]</text:p>
      <text:p text:style-name="P4"/>
      <text:p text:style-name="P4"/>
      <text:p text:style-name="P4">[<text:span text:style-name="T4">/ XXX</text:span>]</text:p>
      <text:p text:style-name="P4"/>
      <text:p text:style-name="P4"/>
      <text:p text:style-name="P4"/>
      <text:p text:style-name="P4"/>
      <text:p text:style-name="P4"/>
      <text:p text:style-name="P3">/ <text:span text:style-name="T1">----------------------------------------------- [TEMPLATE] 20191203_084752 /</text:span></text:p>
      <text:p text:style-name="P1"/>
      <text:p text:style-name="P7">------------------------------- [STEPS : closing] 20191209_102847</text:p>
      <table:table table:name="表10" table:style-name="表10">
        <table:table-column table:style-name="表10.A"/>
        <table:table-row>
          <table:table-cell table:style-name="表10.A1" office:value-type="string">
            <text:p text:style-name="P45">###</text:p>
          </table:table-cell>
        </table:table-row>
        <table:table-row>
          <table:table-cell table:style-name="表10.A2" office:value-type="string">
            <text:p text:style-name="P15">C:\WORKS_2\a &amp;&amp; r oj &amp;&amp; g a . &amp;&amp; git commit -m "(res : JVE : philosophy) periodical updates" &amp;&amp; e &amp;&amp; git push origin master</text:p>
          </table:table-cell>
        </table:table-row>
        <table:table-row>
          <table:table-cell table:style-name="表10.A3" office:value-type="string">
            <text:p text:style-name="P15"/>
          </table:table-cell>
        </table:table-row>
      </table:table>
      <text:p text:style-name="P6"/>
      <text:p text:style-name="P8">/ --------------------------- [STEPS : closing] 20191209_102847 /</text:p>
      <text:p text:style-name="P5"/>
      <text:p text:style-name="P8">------------------------------------- [DOCS] 20191216_073814</text:p>
      <text:p text:style-name="P8"/>
      <table:table table:name="表2" table:style-name="表2">
        <table:table-column table:style-name="表2.A"/>
        <table:table-row>
          <table:table-cell table:style-name="表2.A1" office:value-type="string">
            <text:p text:style-name="P45"/>
          </table:table-cell>
        </table:table-row>
        <table:table-row>
          <table:table-cell table:style-name="表2.A2" office:value-type="string">
            <text:p text:style-name="P46">C:\WORKS_2\WS\WS_Others.JVEMV6\JVEMV6\37_miscs\20_philosophy\log_JVE_37-20.[philosophy].[docs].odt</text:p>
          </table:table-cell>
        </table:table-row>
        <table:table-row>
          <table:table-cell table:style-name="表2.A2" office:value-type="string">
            <text:p text:style-name="P15"/>
          </table:table-cell>
        </table:table-row>
      </table:table>
      <text:p text:style-name="P5"/>
      <text:p text:style-name="P5">/ <text:span text:style-name="T8">------------------------------------- [DOCS] 20191216_073814 /</text:span></text:p>
      <text:p text:style-name="P5"/>
      <text:p text:style-name="P3">======================= EOF 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03T08:11:11.67</meta:creation-date>
    <dc:date>2020-08-29T16:20:32.56</dc:date>
    <dc:creator>iwabuchi ken</dc:creator>
    <meta:editing-duration>PT12H10M19S</meta:editing-duration>
    <meta:editing-cycles>29</meta:editing-cycles>
    <meta:generator>OpenOffice/4.1.3$Win32 OpenOffice.org_project/413m1$Build-9783</meta:generator>
    <meta:document-statistic meta:table-count="3" meta:image-count="0" meta:object-count="0" meta:page-count="7" meta:paragraph-count="137" meta:word-count="624" meta:character-count="4502"/>
  </office:meta>
</office:document-meta>
</file>